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 style:font-name="Arial" fo:font-weight="bold" officeooo:rsid="000de1d5" officeooo:paragraph-rsid="000de1d5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8pt" officeooo:rsid="000de1d5" officeooo:paragraph-rsid="000de1d5" style:font-size-asian="8pt" style:font-size-complex="8pt"/>
    </style:style>
    <style:style style:name="P3" style:family="paragraph" style:parent-style-name="Standard">
      <style:text-properties style:font-name="Arial" officeooo:rsid="000de1d5" officeooo:paragraph-rsid="000de1d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5983b0" loext:opacity="100%"/>
    </style:style>
    <style:style style:name="T5" style:family="text">
      <style:text-properties fo:color="#5983b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ática</text:p>
      <text:p text:style-name="P2">Origem: Wikipédia, a enciclopédia livre.</text:p>
      <text:p text:style-name="P2"/>
      <text:p text:style-name="P3"><text:span text:style-name="T2">Informática</text:span> é um termo usado para descrever o conjunto das <text:span text:style-name="T5">ciências</text:span> relacionadas ao <text:span text:style-name="T5">armazenamento</text:span>, transmissão e processamento de informações em meios <text:span text:style-name="T5">digitais</text:span>, estando incluídas neste grupo: a <text:span text:style-name="T5">ciência da computação</text:span>, a <text:span text:style-name="T5">teoria da informação</text:span>, o <text:span text:style-name="T5">processo de cálculo</text:span>, a <text:span text:style-name="T5">análise</text:span> <text:span text:style-name="T5">numérica</text:span> e os métodos teóricos da representação dos conhecimentos e da modelagem dos problemas. Mas também pode ser entendida como ciência que estuda o conjunto de informações e conhecimentos por meios digitais.</text:p>
      <text:p text:style-name="P3">O termo informática, é tratado em <text:span text:style-name="T5">Portugal</text:span> como <text:span text:style-name="T5">sinônimo</text:span> da ciência da computação, e no <text:span text:style-name="T5">Brasil</text:span> é habitualmente usado para rever especificamente o processo de tratamento da informação por meio de <text:span text:style-name="T5">máquinas</text:span> eletrônicas definidas como <text:span text:style-name="T5">computadore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1:25.799206760</meta:creation-date>
    <dc:date>2023-04-19T09:24:09.495521628</dc:date>
    <meta:editing-duration>PT12M47S</meta:editing-duration>
    <meta:editing-cycles>1</meta:editing-cycles>
    <meta:document-statistic meta:table-count="0" meta:image-count="0" meta:object-count="0" meta:page-count="1" meta:paragraph-count="4" meta:word-count="114" meta:character-count="780" meta:non-whitespace-character-count="670"/>
    <meta:generator>LibreOffice/7.4.5.1$Linux_X86_64 LibreOffice_project/40$Build-1</meta:generator>
  </office:meta>
</office:document-meta>
</file>